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lt;h2&gt;Periyar &lt;B&gt; TIGER&lt;/B&gt; reserve <text:s/>&lt;/h2&gt;</text:p>
      <text:p text:style-name="Standard"/>
      <text:p text:style-name="Standard"><text:tab/>&lt;p&gt;</text:p>
      <text:p text:style-name="Standard"><text:tab/><text:tab/>On pensait ce weekend assister à un mariage, à cause du temps il a été annulé </text:p>
      <text:p text:style-name="Standard"><text:tab/><text:tab/>ce que je peux vous dire c'est ce weekend n'en à pas été que plus mémorable et inattendu.</text:p>
      <text:p text:style-name="Standard"><text:tab/>&lt;/p&gt;</text:p>
      <text:p text:style-name="Standard"><text:tab/><text:tab/></text:p>
      <text:p text:style-name="Standard"><text:tab/>&lt;p&gt;</text:p>
      <text:p text:style-name="Standard"><text:tab/><text:tab/>Nous partons donc pour un weekend "tranquille" au parc qui est aussi une réserve naturelle.</text:p>
      <text:p text:style-name="Standard"><text:tab/><text:tab/>Cependant, le parc est pas à côté de chez nous, pour y aller nous avons pas moins de 150km à faire.</text:p>
      <text:p text:style-name="Standard"><text:tab/>&lt;/p&gt;</text:p>
      <text:p text:style-name="Standard"><text:tab/></text:p>
      <text:p text:style-name="Standard"><text:tab/>&lt;p&gt;</text:p>
      <text:p text:style-name="Standard"><text:tab/><text:tab/>Samedi matin, comme souvent on se lève tôt, la, direction la gare, seulement, lorsque l'on arrive, on </text:p>
      <text:p text:style-name="Standard"><text:tab/><text:tab/>nous dit que le train que l'on avait vu sur leur site internet ne passe pas le samedi. De ce fait on est obligé d'attendre</text:p>
      <text:p text:style-name="Standard"><text:tab/><text:tab/>1h en gare pour avoir le prochain train.&lt;/br&gt;</text:p>
      <text:p text:style-name="Standard"><text:tab/><text:tab/>Après 1h30, nous arrivons enfin en gare de Kottayam, là, à ma grande surprise c'est une grande gare, avec même </text:p>
      <text:p text:style-name="Standard"><text:tab/><text:tab/>un escalator, par contre il est en réparation. Et oui il ne faut pas trop rêver non plus ^^.</text:p>
      <text:p text:style-name="Standard"><text:tab/>&lt;/p&gt;</text:p>
      <text:p text:style-name="Standard"/>
      <text:p text:style-name="Standard"><text:tab/>&lt;p&gt;</text:p>
      <text:p text:style-name="Standard"><text:tab/><text:tab/>Il est temps maintenant de rejoindre la gare de bus, pas évident avec la circulation, ici tout le monde </text:p>
      <text:p text:style-name="Standard"><text:tab/><text:tab/>roule sur les trotroirs. Je pense que le plus drôle dans tous cela, c'est les 2 policiers sur le tout</text:p>
      <text:p text:style-name="Standard"><text:tab/><text:tab/>petit scooter ;-).</text:p>
      <text:p text:style-name="Standard"><text:tab/><text:tab/>Ensuite, nous avons des difficultés, comme toujours pour trouver notre bus, heureusement, un indien super sympa et</text:p>
      <text:p text:style-name="Standard"><text:tab/><text:tab/>parlant anglais très distinctement nous aide. Là, on monte dans le bus, on pose nos affaires, seulement </text:p>
      <text:p text:style-name="Standard"><text:tab/><text:tab/>on commence à avoir faim et oui il est 11h30 et on en a encore pour 4h en bus. Là je descends acheter des samoussa,</text:p>
      <text:p text:style-name="Standard"><text:tab/><text:tab/>seulement pendant ce temps la, le bus est parti, heureusement hugo à prit nos affaires. Nous arrivons à attraper dans</text:p>
      <text:p text:style-name="Standard"><text:tab/><text:tab/>le bus suivant. </text:p>
      <text:p text:style-name="Standard"><text:tab/>&lt;/p&gt;</text:p>
      <text:p text:style-name="Standard"/>
      <text:p text:style-name="Standard"><text:tab/>&lt;p&gt;</text:p>
      <text:p text:style-name="Standard"><text:tab/><text:tab/>Ce trajet en bus fut très long, mais il en valait la peine. Entre les arbres où est récolté le caoutchouc, les plants de cafés,</text:p>
      <text:p text:style-name="Standard"><text:tab/><text:tab/>la traverser des nuages,</text:p>
      <text:p text:style-name="Standard"><text:tab/><text:tab/>les montagnes vertes comme l'herbe après la rosée. On encore plus haut, les vaches qui se baladent en plein </text:p>
      <text:p text:style-name="Standard"><text:tab/><text:tab/>milieux de la route. Pour au final arriver sur les plantations de thé, il en a suffisamment pour que je prenne un thé</text:p>
      <text:p text:style-name="Standard"><text:soft-page-break/><text:tab/><text:tab/>matin midi et soir jusqu'à la fin de ma vie( plus quelques jours ).</text:p>
      <text:p text:style-name="Standard"><text:tab/><text:tab/>Bon en vrai on a <text:s/>dormi la moitié du trajet^^.</text:p>
      <text:p text:style-name="Standard"><text:tab/><text:tab/></text:p>
      <text:p text:style-name="Standard"><text:tab/>&lt;/p&gt;</text:p>
      <text:p text:style-name="Standard"><text:tab/></text:p>
      <text:p text:style-name="Standard"><text:tab/>&lt;p&gt;</text:p>
      <text:p text:style-name="Standard"><text:tab/><text:tab/>Nous arrivons donc enfin à Kumili, le village le plus proche de la réserve. A peine sortis du bus, on se fait accoster par</text:p>
      <text:p text:style-name="Standard"><text:tab/><text:tab/>un guide touristique, en vrai on suppose que notre c'est le contrôleur qui l'a prévenu de notre arrivée.</text:p>
      <text:p text:style-name="Standard"><text:tab/><text:tab/>Venant à peine de nous réveiller, on décide d'aller manger en que l'on verrait après avoir manger.</text:p>
      <text:p text:style-name="Standard"><text:tab/><text:tab/>Après le repas, notamment du poison pour hugo, nous décidons d'aller faire une balade à dos d'éléphant.</text:p>
      <text:p text:style-name="Standard"><text:tab/><text:tab/>Pas de soucis, notre guide nous organise tout cela.</text:p>
      <text:p text:style-name="Standard"><text:tab/>&lt;/p&gt;</text:p>
      <text:p text:style-name="Standard"><text:tab/></text:p>
      <text:p text:style-name="Standard"><text:tab/>&lt;p&gt;</text:p>
      <text:p text:style-name="Standard"><text:tab/><text:tab/>Nous arrivons à l'endroit où les éléphants sont élevé. Pour la première fois nous ne sommes plus le centre d'attention des Indiens.</text:p>
      <text:p text:style-name="Standard"><text:tab/><text:tab/>Ça peut paraitre anodin comme cela mais on à eu une impression vraiment bizarre.</text:p>
      <text:p text:style-name="Standard"><text:tab/><text:tab/>Nous enfourchons enfin l'éléphant après 20 min, c'est haut ! Aller 30 min de balade sous la pluie pour se rafraichir.</text:p>
      <text:p text:style-name="Standard"><text:tab/><text:tab/>Notre accompagnateur (Indien) donne régulièrement des instructions à notre pachyderme, surtout qu'avec la pluie, la terre glisse dans </text:p>
      <text:p text:style-name="Standard"><text:tab/><text:tab/>la côte. Arrivé presque en haut, notre éléphant se met à accélérer, puis à lever, la trompe , puis à tourner, en fait il faisait simplement </text:p>
      <text:p text:style-name="Standard"><text:tab/><text:tab/>demi-tour, cependant on a été bien secoués. &lt;/br&gt;</text:p>
      <text:p text:style-name="Standard"><text:tab/><text:tab/>Après cette mythique balade, rien de mieux qu'une démonstration de puissance.</text:p>
      <text:p text:style-name="Standard"><text:tab/><text:tab/>Le dresseur, sans dire un seul mot, juste à la déxterité de ses pieds va faire déplacer à l'éléphant un tronc de quasiment 2 tonnes</text:p>
      <text:p text:style-name="Standard"><text:tab/><text:tab/>il va ensuite en soulever un second de 1 tonnes comme nous on soulèverait une bouteille d'eau. Balèze!</text:p>
      <text:p text:style-name="Standard"><text:tab/><text:tab/>Viens ensuite le temps du nourrissage et d'une séance photos.<text:tab/><text:tab/></text:p>
      <text:p text:style-name="Standard"><text:tab/>&lt;/p&gt;</text:p>
      <text:p text:style-name="Standard"><text:tab/></text:p>
      <text:p text:style-name="Standard"><text:tab/>&lt;p&gt;</text:p>
      <text:p text:style-name="Standard"><text:tab/><text:tab/>Après cette après-midi bien remplis, il est temps de prendre un thé, service extraordinaire. Puis recherche d'un hôtel.</text:p>
      <text:p text:style-name="Standard"><text:tab/><text:tab/>Après avoir trouvé une gest house sympa, nous voulons aller manger, seulement pas de restaurant dans le coin et pas non plus</text:p>
      <text:p text:style-name="Standard"><text:tab/><text:tab/>de rickshaw, heureusement, on trouve un indien qui logeait aussi à l'hotel, il arrive on grimpe à 4 dedans hugo et moi et deux indiens,</text:p>
      <text:p text:style-name="Standard"><text:tab/><text:tab/>mine de rien c'est pas grand un touc-touc. Repas et notamment poisson pour hugo, pourquoi je vous dis ça c'est par ce que du coup il nous réveille </text:p>
      <text:p text:style-name="Standard"><text:tab/><text:tab/>vers 3h du matin avec une douce musique du style "Beurrhrhrhrhrh", bref je ne vous en dit pas plus, juste un conseil éviter de manger du poisson trop loin de la mer ^^.</text:p>
      <text:p text:style-name="Standard"><text:tab/><text:tab/></text:p>
      <text:p text:style-name="Standard"><text:tab/><text:tab/></text:p>
      <text:p text:style-name="Standard"><text:tab/>&lt;/p&gt;</text:p>
      <text:p text:style-name="Standard"><text:tab/></text:p>
      <text:p text:style-name="Standard"><text:tab/>&lt;p&gt;</text:p>
      <text:p text:style-name="Standard"><text:soft-page-break/><text:tab/><text:tab/>Lendemain matin, levé 7h direction le parc, nous allons nous lancer sur 9h de trek dans la jungle !</text:p>
      <text:p text:style-name="Standard"><text:tab/><text:tab/>Premier arrêt, notre point de départ la plantation de bambou, où nous retrouvons nos deux guide, ils nous fournissent nos repas, </text:p>
      <text:p text:style-name="Standard"><text:tab/><text:tab/>mais aussi de grande chausses qui montent jusqu'au genou, pour-quoi faire mystère pour le moment. Tout au long de notre</text:p>
      <text:p text:style-name="Standard"><text:tab/><text:tab/>balade nous serons accompagnés par un Belge qui souhaitait également faire le trek.</text:p>
      <text:p text:style-name="Standard"><text:tab/><text:tab/>Nous prenons donc la route, après environ 200m nous faisons une hhalteet bien oui <text:s/>deux guide ça ne suffit pas, il faut aussi un </text:p>
      <text:p text:style-name="Standard"><text:tab/><text:tab/>garde, il à l'air très menaçant, avec son fusil qui resemblait à une carabine à plomb et surtout son parapluie rose !!</text:p>
      <text:p text:style-name="Standard"><text:tab/>&lt;/p&gt;</text:p>
      <text:p text:style-name="Standard"><text:tab/>&lt;p&gt;</text:p>
      <text:p text:style-name="Standard"><text:tab/><text:tab/>Avant de vous en dire plus, je voudrais parler de notre équipement, je pense que cela clarifiera les choses dès le début :</text:p>
      <text:p text:style-name="Standard"><text:tab/><text:tab/>Pour les chaussures : hugo et moi étions en scandaleset manuel en tong.</text:p>
      <text:p text:style-name="Standard"><text:tab/><text:tab/>Pour les sacs : manuel et moi en partagions un <text:s/>et hugo avait le siens.</text:p>
      <text:p text:style-name="Standard"><text:tab/><text:tab/>Pour les équipements de pluie : manuel et moi avions chacun un parapluie et hugo avait une cape de pluie et un chapeau.</text:p>
      <text:p text:style-name="Standard"><text:tab/><text:tab/>Pour les habits, nous étions en chemises et pantalons.</text:p>
      <text:p text:style-name="Standard"><text:tab/><text:tab/></text:p>
      <text:p text:style-name="Standard"><text:tab/>&lt;/p&gt;</text:p>
      <text:p text:style-name="Standard"><text:tab/></text:p>
      <text:p text:style-name="Standard"/>
      <text:p text:style-name="Standard"><text:tab/>&lt;p&gt;</text:p>
      <text:p text:style-name="Standard"><text:tab/><text:tab/>Maintenant que c'est dit, nous pouvons avancer, nous commençons par passé par des villages, mais ne vous y tromper pas ce sont des tribus aborigènes, elles ont donc chacune leur propre langue,</text:p>
      <text:p text:style-name="Standard"><text:tab/><text:tab/>culture et coutume. Après ces maisons, nous franchissons un pont qui marque la fin des villages et l'entrée dans la jungle.</text:p>
      <text:p text:style-name="Standard"><text:tab/><text:tab/>Les guides nous arrêtes tous et nous saupoudre alors les grandes chaussettes vertes de tabac et oui car il y a plein de sangsue dans le coin.</text:p>
      <text:p text:style-name="Standard"><text:tab/><text:tab/>Elles ne sont pas seulement dans l'eau, mais aussi sur le chemin, car celui-ci est encore humide de la pluie.</text:p>
      <text:p text:style-name="Standard"><text:tab/><text:tab/>Nous avançons lentement, mais surementet plus on avance, plus les pentes sont rudes.</text:p>
      <text:p text:style-name="Standard"><text:tab/><text:tab/>Après plusieurs haltes pour tuer les sangsue, observé la nature et deux heures de marches.</text:p>
      <text:p text:style-name="Standard"><text:tab/><text:tab/>Nous arrivons alors dans une clairière où prenons notre petit déjeuner, nous avons alors l'occasion d'entendre des geais moqueurs, pas mal non ?</text:p>
      <text:p text:style-name="Standard"><text:tab/><text:tab/></text:p>
      <text:p text:style-name="Standard"><text:tab/>&lt;/p&gt;</text:p>
      <text:p text:style-name="Standard"><text:tab/></text:p>
      <text:p text:style-name="Standard"><text:tab/>&lt;p&gt;</text:p>
      <text:p text:style-name="Standard"><text:tab/><text:tab/>Nous reprenons la route et là, cela commance vraiment à monter, mais avec un sol dur se serait trop simple, on a donc de la boue, ça glisse, on glisse,</text:p>
      <text:p text:style-name="Standard"><text:tab/><text:tab/>on se relève, on re-glisse ,.. Puis la pluie commence à tomber, maintenant, il faut donc en plus tenir le parapluie dans la main.</text:p>
      <text:p text:style-name="Standard"><text:tab/><text:tab/>Après environs 1h de marche nous arrivons au somment, la de haute herbe nous cache partiellement la vue, le guide nous dit de nous taire et nous montre un animal</text:p>
      <text:p text:style-name="Standard"><text:tab/><text:tab/>type marmotte, mais je ne serais pas dire précisément ce que c'était. </text:p>
      <text:p text:style-name="Standard"><text:tab/><text:tab/>Nous sommes à présent à 1700m mètre d'altitude, le deuxième plus haut sommet du <text:soft-page-break/>Kerala. La vue est juste époustouflante, on peut voir à perte de vue, les </text:p>
      <text:p text:style-name="Standard"><text:tab/><text:tab/>monts alentours sont couverts par de légères couches de brouillard. Ce paysage en valait vraiment la peine. </text:p>
      <text:p text:style-name="Standard"><text:tab/><text:tab/>Nous avançons tranquillement sur la montagne bien qu'il y ai beaucoup de vent et de pluie. </text:p>
      <text:p text:style-name="Standard"><text:tab/><text:tab/>Quand soudain, tous les guides s'agitent, nous disesnt de nous baisser, on s'exécute, ils nous expliquent alors qu'il y a un éléphant sauvage juste en bas sur le seul </text:p>
      <text:p text:style-name="Standard"><text:tab/><text:tab/>chemin possible pour descendre. S'entame alors un jeu du chat et de la souris, l'éléphant bouge, nous aussi et ainsi de suite jusqu'à ce que, au bout d'environ 20-30min,</text:p>
      <text:p text:style-name="Standard"><text:tab/><text:tab/>l'éléphant décide enfin de partir.</text:p>
      <text:p text:style-name="Standard"><text:tab/>&lt;/p&gt;</text:p>
      <text:p text:style-name="Standard"><text:tab/></text:p>
      <text:p text:style-name="Standard"><text:tab/>&lt;p&gt;</text:p>
      <text:p text:style-name="Standard"><text:tab/><text:tab/>IL est donc temps pour nous de descendre et de rejoindre le chemin qui permet de traverser entre les montagnes, seulement la pluie s'intensifie et le vent aussi.</text:p>
      <text:p text:style-name="Standard"><text:tab/><text:tab/>Si bien, que, arrivé en bas nous affrontons une véritable tempête, le vent est au moins à 7-8 sur l'échelle de Beaufort. Nous sommes à peine au milieu de la vallée et pourtant</text:p>
      <text:p text:style-name="Standard"><text:tab/><text:tab/>nous sommes trempé jusqu'au os. Les guides nous explique que la partis après est très dangereuse, pendant ce temps la, nos parapluies se retrouve tous cassé à cause du vent.</text:p>
      <text:p text:style-name="Standard"><text:tab/><text:tab/>Nous n'avons donc plus de choix étant donné notre équipement et la tempête que de faire demi tour. Il nous faut donc remonter en haut. Lentement mais surment nous sommes de retour.</text:p>
      <text:p text:style-name="Standard"><text:tab/><text:tab/>Nous demandons alors au guide si il n'y a pas un autre chemin qui permettrait de faire une boucle. Ils discutent puis l'un d'entre eux sort une machette !!</text:p>
      <text:p text:style-name="Standard"><text:tab/><text:tab/>Il commence alors <text:s/>à tailler les hautes herbes, voilà notre chemin de retour ;-).</text:p>
      <text:p text:style-name="Standard"><text:tab/><text:tab/>Bon je vous rassure un peu, la pluie à beaucoup diminuer, mais on a vraiment eu chaud en bas.</text:p>
      <text:p text:style-name="Standard"><text:tab/><text:tab/>Après 1h de marche, quelque dégustation de baie, nous apercevons au loin un animal, c'est une sorte de buffle sauvage.</text:p>
      <text:p text:style-name="Standard"><text:tab/><text:tab/>Encore 1h de marche, la rencontre d'un essaim de sauterelle et quelques sangsues et nous arrivons enfin à la sortie de la jungle.</text:p>
      <text:p text:style-name="Standard"><text:tab/><text:tab/>Je crois que je n'ai jamais autant apprécié la vue d'une simple route.</text:p>
      <text:p text:style-name="Standard"><text:tab/><text:tab/>Nous avons donc marché pendant 4h dans la jungle, au lieu de 9h. Ce n'est pas une mauvaise choses surtout vue les conditions climatiques difficiles.</text:p>
      <text:p text:style-name="Standard"><text:tab/></text:p>
      <text:p text:style-name="Standard"><text:tab/></text:p>
      <text:p text:style-name="Standard"><text:tab/>&lt;/p&gt;</text:p>
      <text:p text:style-name="Standard"><text:tab/>&lt;p&gt;</text:p>
      <text:p text:style-name="Standard"><text:tab/><text:tab/>Après 1h de pause à la cabane en bambou des gardiens, il est temps pour nous de repartir, de reprendre le bus. </text:p>
      <text:p text:style-name="Standard"><text:tab/><text:tab/>Nous faisons une petite halte dans un petit village pour acheter du thé. Nous découvrons donc au passage un petit village de montagne.</text:p>
      <text:p text:style-name="Standard"><text:tab/><text:tab/>L'une des imageq la plus marquante reste la viande qui est suppendu en plein air à côté de déchets.</text:p>
      <text:p text:style-name="Standard"><text:tab/><text:tab/>Après les 5h de transport, nous arrivons enfin chez nous complètement K.O.<text:tab/></text:p>
      <text:p text:style-name="Standard"><text:tab/></text:p>
      <text:p text:style-name="Standard"><text:tab/>&lt;/p&gt;</text:p>
      <text:p text:style-name="Standard"><text:tab/>&lt;p&gt;</text:p>
      <text:p text:style-name="Standard"><text:tab/><text:tab/>Bilan du weekend, juste extraordinaire et inoubliable, par contre pour le trek dans la jungle <text:s/>on c'est bien fait peur.</text:p>
      <text:p text:style-name="Standard"><text:tab/><text:tab/>Un conseil si vous allez un weekend dans un parc équipez-vous ^^.</text:p>
      <text:p text:style-name="Standard"><text:tab/></text:p>
      <text:p text:style-name="Standard"><text:soft-page-break/><text:tab/></text:p>
      <text:p text:style-name="Standard"><text:tab/></text:p>
      <text:p text:style-name="Standard"><text:tab/></text:p>
      <text:p text:style-name="Standard"><text:tab/>&lt;/p&gt;</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cent Le Costaouec</meta:initial-creator>
    <meta:creation-date>2015-07-19T20:45:14.34</meta:creation-date>
    <dc:date>2015-07-19T22:05:55.98</dc:date>
    <dc:creator>Vincent Le Costaouec</dc:creator>
    <meta:editing-duration>PT3M34S</meta:editing-duration>
    <meta:editing-cycles>3</meta:editing-cycles>
    <meta:generator>OpenOffice.org/3.3$Win32 OpenOffice.org_project/330m20$Build-9567</meta:generator>
    <meta:document-statistic meta:table-count="0" meta:image-count="0" meta:object-count="0" meta:page-count="5" meta:paragraph-count="141" meta:word-count="1744" meta:character-count="9899"/>
  </office:meta>
</office:document-meta>
</file>